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c19" officeooo:paragraph-rsid="000c6c19"/>
    </style:style>
    <style:style style:name="P2" style:family="paragraph" style:parent-style-name="Standard">
      <style:text-properties officeooo:rsid="000c6c19" officeooo:paragraph-rsid="000c6c19"/>
    </style:style>
    <style:style style:name="P3" style:family="paragraph" style:parent-style-name="Standard">
      <style:text-properties officeooo:rsid="000cf3ec" officeooo:paragraph-rsid="000cf3e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dal.local</text:p>
      <text:p text:style-name="P1"/>
      <text:p text:style-name="P1">root</text:p>
      <text:p text:style-name="P1">root</text:p>
      <text:p text:style-name="P1"/>
      <text:p text:style-name="P1">daw</text:p>
      <text:p text:style-name="P1">daw</text:p>
      <text:p text:style-name="P1"/>
      <text:p text:style-name="P1"/>
      <text:p text:style-name="P1"/>
      <text:p text:style-name="P3">apt isntall sudo</text:p>
      <text:p text:style-name="P3">apt instal ssh</text:p>
      <text:p text:style-name="P3">apt isntall net-tools</text:p>
      <text:p text:style-name="P3">usermod -G sudo daw<text:line-break/>nano <text:span text:style-name="T1">etc/</text:span><text:span text:style-name="T2">sudousers.tmp</text:span></text:p>
      <text:p text:style-name="P3"><text:span text:style-name="T2">poner proviliege user a daw</text:span></text:p>
      <text:p text:style-name="P3"><text:span text:style-name="T2"/></text:p>
      <text:p text:style-name="P3"><text:span text:style-name="T2">en terminal d elinux: ssh </text:span><text:a xlink:type="simple" xlink:href="mailto:daw@192.168.34.182" text:style-name="Internet_20_link" text:visited-style-name="Visited_20_Internet_20_Link"><text:span text:style-name="T2">daw@192.168.34.182</text:span></text:a><text:span text:style-name="T2"><text:line-break/></text:span><text:a xlink:type="simple" xlink:href="https://www.digitalocean.com/community/tutorials/how-to-install-linux-nginx-mysql-php-lemp-stack-on-centos-8-es" text:style-name="Internet_20_link" text:visited-style-name="Visited_20_Internet_20_Link"><text:span text:style-name="T2">https://www.digitalocean.com/community/tutorials/how-to-install-linux-nginx-mysql-php-lemp-stack-on-centos-8-es</text:span></text:a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08:19:54.675232268</meta:creation-date>
    <dc:date>2021-10-18T09:00:04.315536837</dc:date>
    <meta:editing-duration>PT28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2" meta:character-count="301" meta:non-whitespace-character-count="280"/>
  </office:meta>
</office:document-meta>
</file>